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526f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1526f9" style:font-weight-asian="bold" style:font-weight-complex="bold"/>
    </style:style>
    <style:style style:name="P3" style:family="paragraph" style:parent-style-name="Standard">
      <style:text-properties fo:font-weight="bold" officeooo:paragraph-rsid="001526f9" style:font-weight-asian="bold" style:font-weight-complex="bold"/>
    </style:style>
    <style:style style:name="P4" style:family="paragraph" style:parent-style-name="Standard" style:list-style-name="L1">
      <style:text-properties fo:font-weight="bold" officeooo:paragraph-rsid="001526f9" style:font-weight-asian="bold" style:font-weight-complex="bold"/>
    </style:style>
    <style:style style:name="T1" style:family="text">
      <style:text-properties fo:font-variant="normal" fo:text-transform="none" fo:color="#333333" style:font-name="Arial" fo:font-size="9.85000038146973pt" fo:letter-spacing="normal" fo:font-style="normal" fo:font-weight="normal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style:text-line-through-style="none" style:text-line-through-type="none" style:font-name="Arial" fo:font-size="9.85000038146973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7d181e" style:text-line-through-style="none" style:text-line-through-type="none" style:font-name="Arial" fo:font-size="9.85000038146973pt" fo:letter-spacing="normal" fo:font-style="normal" style:text-underline-style="none" fo:font-weight="normal" style:text-blinking="fals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 T2.1 </text:p>
      <text:p text:style-name="P1"><text:span text:style-name="T7">Calcular la disponibilidad del sistema descrito en edgeblog.net si tenemos dos réplicas de cada elemento salvo para el centro de datos (en total 3 elementos en cada subsistema).<text:line-break/></text:span><text:line-break/><text:span text:style-name="T6">Ejercicio T2.2 </text:span></text:p>
      <text:p text:style-name="P1"><text:span text:style-name="T7">Buscar frameworks y librerías para diferentes lenguajes que permitan hacer aplicaciones altamente disponibles con relativa facilidad. Como ejemplo, examina PM2:</text:span><text:a xlink:type="simple" xlink:href="https://github.com/Unitech/pm2" text:style-name="Internet_20_link" text:visited-style-name="Visited_20_Internet_20_Link"><text:span text:style-name="T7">https://github.com/Unitech/pm2</text:span></text:a><text:span text:style-name="T7"> que sirve para administrar clústeres de NodeJS.<text:line-break/><text:line-break/></text:span><text:span text:style-name="T6">Ejercicio T2.3 </text:span></text:p>
      <text:p text:style-name="P3">¿Cómo analizar el nivel de carga de cada uno de los subsistemas en el servidor? Buscar herramientas y aprender a usarlas.<text:line-break/><text:line-break/><text:span text:style-name="T5">Ejercicio T2.4 </text:span></text:p>
      <text:p text:style-name="P3">En este ejercicio debemos buscar diferentes tipos de productos: </text:p>
      <text:list xml:id="list3533917522764012209" text:style-name="L1">
        <text:list-item>
          <text:p text:style-name="P4">Buscar ejemplos de balanceadores software y hardware (productos comerciales).</text:p>
        </text:list-item>
        <text:list-item>
          <text:p text:style-name="P4">Buscar productos comerciales para servidores de aplicaciones.</text:p>
        </text:list-item>
        <text:list-item>
          <text:p text:style-name="P4">Buscar productos comerciales para servidores de almacenamien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</meta:initial-creator>
    <meta:creation-date>2015-03-09T12:07:42.658538794</meta:creation-date>
    <dc:date>2015-03-09T14:35:12.980728676</dc:date>
    <dc:creator>Jesus </dc:creator>
    <meta:editing-duration>PT2H12M20S</meta:editing-duration>
    <meta:editing-cycles>1</meta:editing-cycles>
    <meta:document-statistic meta:table-count="0" meta:image-count="0" meta:object-count="0" meta:page-count="1" meta:paragraph-count="8" meta:word-count="119" meta:character-count="870" meta:non-whitespace-character-count="754"/>
    <meta:generator>LibreOffice/4.3.5.2$Linux_X86_64 LibreOffice_project/430m0$Build-2</meta:generator>
  </office:meta>
</office:document-meta>
</file>